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.setPropertyType( Class 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Options(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Updater( Updater upda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.getTex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PropertyNam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ingularPropert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criptor.setTextExpression( Expression text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SingularPropertyType( Class singular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